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5.65pt"/>
    </style:style>
    <style:style style:name="co31" style:family="table-column">
      <style:table-column-properties fo:break-before="auto" style:column-width="234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26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 style:data-style-name="N103"/>
    <style:style style:name="ce7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81" calcext:value-type="float">
            <text:p>78681</text:p>
          </table:table-cell>
          <table:table-cell office:value-type="float" office:value="56890" calcext:value-type="float">
            <text:p>56890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6448" calcext:value-type="float">
            <text:p>6448</text:p>
          </table:table-cell>
          <table:table-cell office:value-type="currency" office:currency="USD" office:value="102528" calcext:value-type="currency">
            <text:p>$102,528.00</text:p>
          </table:table-cell>
          <table:table-cell office:value-type="currency" office:currency="USD" office:value="265712" calcext:value-type="currency">
            <text:p>$265,712.00</text:p>
          </table:table-cell>
          <table:table-cell office:value-type="float" office:value="2618" calcext:value-type="float">
            <text:p>2618</text:p>
          </table:table-cell>
          <table:table-cell office:value-type="float" office:value="21.7" calcext:value-type="float">
            <text:p>21.7</text:p>
          </table:table-cell>
          <table:table-cell office:value-type="float" office:value="35.9" calcext:value-type="float">
            <text:p>35.9</text:p>
          </table:table-cell>
          <table:table-cell office:value-type="percentage" office:value="1.4832" calcext:value-type="percentage">
            <text:p>148.32%</text:p>
          </table:table-cell>
          <table:table-cell office:value-type="percentage" office:value="6.6929" calcext:value-type="percentage">
            <text:p>669.29%</text:p>
          </table:table-cell>
          <table:table-cell office:value-type="percentage" office:value="0.7563" calcext:value-type="percentage">
            <text:p>75.63%</text:p>
          </table:table-cell>
          <table:table-cell office:value-type="float" office:value="33489" calcext:value-type="float">
            <text:p>33489</text:p>
          </table:table-cell>
          <table:table-cell office:value-type="percentage" office:value="0.5887" calcext:value-type="percentage">
            <text:p>58.87%</text:p>
          </table:table-cell>
          <table:table-cell office:value-type="float" office:value="2488" calcext:value-type="float">
            <text:p>2488</text:p>
          </table:table-cell>
          <table:table-cell office:value-type="percentage" office:value="0.0437" calcext:value-type="percentage">
            <text:p>4.37%</text:p>
          </table:table-cell>
          <table:table-cell office:value-type="float" office:value="9534" calcext:value-type="float">
            <text:p>9534</text:p>
          </table:table-cell>
          <table:table-cell office:value-type="percentage" office:value="0.1676" calcext:value-type="percentage">
            <text:p>16.76%</text:p>
          </table:table-cell>
          <table:table-cell office:value-type="float" office:value="3868" calcext:value-type="float">
            <text:p>3868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84" calcext:value-type="float">
            <text:p>184</text:p>
          </table:table-cell>
          <table:table-cell office:value-type="percentage" office:value="0.0032" calcext:value-type="percentage">
            <text:p>0.32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489" calcext:value-type="percentage">
            <text:p>48.9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521" calcext:value-type="percentage">
            <text:p>52.1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7.3" calcext:value-type="float">
            <text:p>2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796" calcext:value-type="percentage">
            <text:p>79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5" calcext:value-type="float">
            <text:p>78735</text:p>
          </table:table-cell>
          <table:table-cell office:value-type="float" office:value="17191" calcext:value-type="float">
            <text:p>17191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2106" calcext:value-type="float">
            <text:p>2106</text:p>
          </table:table-cell>
          <table:table-cell office:value-type="currency" office:currency="USD" office:value="98290" calcext:value-type="currency">
            <text:p>$98,290.00</text:p>
          </table:table-cell>
          <table:table-cell office:value-type="currency" office:currency="USD" office:value="473376" calcext:value-type="currency">
            <text:p>$473,376.00</text:p>
          </table:table-cell>
          <table:table-cell office:value-type="float" office:value="837" calcext:value-type="float">
            <text:p>837</text:p>
          </table:table-cell>
          <table:table-cell office:value-type="float" office:value="20.5" calcext:value-type="float">
            <text:p>20.5</text:p>
          </table:table-cell>
          <table:table-cell office:value-type="float" office:value="38.7" calcext:value-type="float">
            <text:p>38.7</text:p>
          </table:table-cell>
          <table:table-cell office:value-type="percentage" office:value="1.2805" calcext:value-type="percentage">
            <text:p>128.05%</text:p>
          </table:table-cell>
          <table:table-cell office:value-type="percentage" office:value="6.921" calcext:value-type="percentage">
            <text:p>692.10%</text:p>
          </table:table-cell>
          <table:table-cell office:value-type="percentage" office:value="0.8513" calcext:value-type="percentage">
            <text:p>85.13%</text:p>
          </table:table-cell>
          <table:table-cell office:value-type="float" office:value="11927" calcext:value-type="float">
            <text:p>11927</text:p>
          </table:table-cell>
          <table:table-cell office:value-type="percentage" office:value="0.6938" calcext:value-type="percentage">
            <text:p>69.38%</text:p>
          </table:table-cell>
          <table:table-cell office:value-type="float" office:value="235" calcext:value-type="float">
            <text:p>23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2708" calcext:value-type="float">
            <text:p>2708</text:p>
          </table:table-cell>
          <table:table-cell office:value-type="percentage" office:value="0.1575" calcext:value-type="percentage">
            <text:p>15.75%</text:p>
          </table:table-cell>
          <table:table-cell office:value-type="float" office:value="909" calcext:value-type="float">
            <text:p>909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31" calcext:value-type="percentage">
            <text:p>0.31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6.2" calcext:value-type="float">
            <text:p>96.2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3.3" calcext:value-type="float">
            <text:p>2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6"/>
        <table:table-column table:style-name="co32" table:default-cell-style-name="ce7"/>
        <table:table-column table:style-name="co29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Rent 2 x 2</text:p>
          </table:table-cell>
          <table:table-cell table:style-name="Default" office:value-type="string" calcext:value-type="string">
            <text:p>Square Footage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exas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6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 Apartments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 Apartments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 Apartments</text:p>
          </table:table-cell>
          <table:table-cell office:value-type="string" calcext:value-type="string">
            <text:p>8800 Highway 290 West, Austin, TX 78736</text:p>
          </table:table-cell>
          <table:table-cell office:value-type="currency" office:currency="USD" office:value="1331" calcext:value-type="currency">
            <text:p>$1,33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table:style-name="Default" office:value-type="float" office:value="1108" calcext:value-type="float">
            <text:p>1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8:13:42.425080906</dc:date>
    <meta:editing-duration>P5DT20H58M10S</meta:editing-duration>
    <meta:editing-cycles>10</meta:editing-cycles>
    <meta:generator>LibreOffice/5.1.6.2$Linux_X86_64 LibreOffice_project/10m0$Build-2</meta:generator>
    <meta:document-statistic meta:table-count="2" meta:cell-count="2557" meta:object-count="0"/>
  </office:meta>
</office:document-meta>
</file>